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Seminár z programovania 2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rganizácia hodin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DE, ktoré budeme používať – Intellij IDEA </text:p>
                <text:list>
                  <text:list-item>
                    <text:p>Community edícia </text:p>
                    <text:list>
                      <text:list-item>
                        <text:p><text:a xlink:href="https://www.jetbrains.com/idea/download" xlink:type="simple">https://www.jetbrains.com/idea/download</text:a></text:p>
                      </text:list-item>
                    </text:list>
                  </text:list-item>
                  <text:list-item>
                    <text:p>Študenti môžu zažiadať o študentstkú licenciu na plnú verziu</text:p>
                    <text:list>
                      <text:list-item>
                        <text:p>https://www.jetbrains.com/student/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2">Projekty a zadania budú odovzdávané cez github<text:tab/></text:p>
                <text:list>
                  <text:list-item>
                    <text:p>Vytvorte si dedikovaný účet, ktorý bude mať používateľské meno vo formáte: „ukf=menopriezvisko“</text:p>
                  </text:list-item>
                  <text:list-item>
                    <text:p>Zadania a túto prezentáciu nájdete na adrese: </text:p>
                    <text:list>
                      <text:list-item>
                        <text:p>https://github.com/ukf-michalkohute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rganizácia hodiny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it môžete používať pomocou GUI klientov:</text:p>
                <text:list>
                  <text:list-item>
                    <text:p>Github Desktop</text:p>
                    <text:list>
                      <text:list-item>
                        <text:p><text:s/><text:a xlink:href="https://desktop.github.com/" xlink:type="simple">https://desktop.github.com/</text:a></text:p>
                      </text:list-item>
                    </text:list>
                  </text:list-item>
                  <text:list-item>
                    <text:p>GitKraken </text:p>
                    <text:list>
                      <text:list-item>
                        <text:p>https://www.gitkraken.com/</text:p>
                      </text:list-item>
                    </text:list>
                  </text:list-item>
                  <text:list-item>
                    <text:p>TortoiseGit</text:p>
                    <text:list>
                      <text:list-item>
                        <text:p><text:a xlink:href="https://tortoisegit.org/" xlink:type="simple">https://tortoisegit.org/</text:a></text:p>
                      </text:list-item>
                    </text:list>
                  </text:list-item>
                </text:list>
              </text:list-item>
              <text:list-item>
                <text:p>Alebo pomocou terminálového klienta git, v linuxových distribúciach a WSL na Windows 1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1T10:16:48.317156052</meta:creation-date>
    <meta:editing-duration>PT4M12S</meta:editing-duration>
    <meta:editing-cycles>2</meta:editing-cycles>
    <meta:generator>LibreOffice/6.0.7.3$Linux_X86_64 LibreOffice_project/00m0$Build-3</meta:generator>
    <dc:title>Impress</dc:title>
    <dc:date>2020-02-21T10:31:10.851133704</dc:date>
    <meta:document-statistic meta:object-count="50"/>
  </office:meta>
</office:document-meta>
</file>